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1e16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1e16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1e16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1e16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1e16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1e16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1e16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1e16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1e16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1e16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1e16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1e16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1e16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1e16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1e16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1e16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1e16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gel Emil Faria Chavie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9/1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54896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lika Dayana Chaviel Rondó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80860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0.8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1" meta:non-whitespace-character-count="994"/>
    <meta:template xlink:type="simple" xlink:actuate="onRequest" xlink:title="Normal" xlink:href=""/>
  </office:meta>
</office:document-meta>
</file>